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3.582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15.75cm"/>
    </style:style>
    <style:style style:name="P1" style:family="paragraph">
      <style:text-properties style:font-name="Arial Black" fo:font-size="72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style:text-properties style:font-name="Calibri" fo:font-size="60pt" style:font-size-asian="60pt" style:font-size-complex="60pt"/>
    </style:style>
    <style:style style:name="T1" style:family="text">
      <style:text-properties style:font-name="Arial Black" fo:font-size="72pt" style:font-size-asian="72pt" style:font-size-complex="72pt"/>
    </style:style>
    <style:style style:name="T2" style:family="text">
      <style:text-properties style:font-name="Calibri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7.999cm" svg:height="3.582cm" svg:x="0cm" svg:y="3.124cm" presentation:class="title" presentation:user-transformed="true">
          <draw:text-box>
            <text:p><text:span text:style-name="T1">Cristo viene y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presentation:style-name="pr3" draw:text-style-name="P3" draw:layer="layout" svg:width="27.999cm" svg:height="15.75cm" svg:x="0cm" svg:y="0cm" presentation:class="title" presentation:user-transformed="true">
          <draw:text-box>
            <text:p><text:span text:style-name="T2">Preparemos el camino </text:span><text:span text:style-name="T2"><text:line-break/></text:span><text:span text:style-name="T2">Cristo viene ya</text:span><text:span text:style-name="T2"><text:line-break/></text:span><text:span text:style-name="T2">Anunciemos su venida </text:span><text:span text:style-name="T2"><text:line-break/></text:span><text:span text:style-name="T2">En todo luga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presentation:style-name="pr3" draw:text-style-name="P3" draw:layer="layout" svg:width="27.999cm" svg:height="15.75cm" svg:x="0cm" svg:y="0cm" presentation:class="title" presentation:user-transformed="true">
          <draw:text-box>
            <text:p><text:span text:style-name="T2">Que se abran hoy las puertas, Él viene ya</text:span><text:span text:style-name="T2"><text:line-break/></text:span><text:span text:style-name="T2">Volveremos a adorarle por la eternidad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presentation:style-name="pr3" draw:text-style-name="P3" draw:layer="layout" svg:width="27.999cm" svg:height="15.75cm" svg:x="0cm" svg:y="0cm" presentation:class="title" presentation:user-transformed="true">
          <draw:text-box>
            <text:p><text:span text:style-name="T2">Viene ya mi amado</text:span><text:span text:style-name="T2"><text:line-break/></text:span><text:span text:style-name="T2">Pronto le veré</text:span><text:span text:style-name="T2"><text:line-break/></text:span><text:span text:style-name="T2">Viene ya mi amado</text:span><text:span text:style-name="T2"><text:line-break/></text:span><text:span text:style-name="T2">Pronto volverá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presentation:style-name="pr3" draw:text-style-name="P3" draw:layer="layout" svg:width="27.999cm" svg:height="15.75cm" svg:x="0cm" svg:y="0cm" presentation:class="title" presentation:user-transformed="true">
          <draw:text-box>
            <text:p><text:span text:style-name="T2">Y voy cantando, gritando</text:span><text:span text:style-name="T2"><text:line-break/></text:span><text:span text:style-name="T2">Celebrando su victoria</text:span><text:span text:style-name="T2"><text:line-break/></text:span><text:span text:style-name="T2">Viene ya mi amado</text:span><text:span text:style-name="T2"><text:line-break/></text:span><text:span text:style-name="T2">Cristo viene y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presentation:style-name="pr3" draw:text-style-name="P3" draw:layer="layout" svg:width="27.999cm" svg:height="15.75cm" svg:x="0cm" svg:y="0cm" presentation:class="title" presentation:user-transformed="true">
          <draw:text-box>
            <text:p><text:span text:style-name="T2">Volveremos, cantando</text:span><text:span text:style-name="T2"><text:line-break/></text:span><text:span text:style-name="T2">Volveremos, saltando</text:span><text:span text:style-name="T2"><text:line-break/></text:span><text:span text:style-name="T2">Volveremos, con gozo</text:span><text:span text:style-name="T2"><text:line-break/></text:span><text:span text:style-name="T2">Volveremos, gritand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2-02T18:24:22.055000000</meta:creation-date>
    <dc:date>2023-02-16T19:16:10.115000000</dc:date>
    <meta:editing-duration>PT1H32M14S</meta:editing-duration>
    <meta:editing-cycles>3</meta:editing-cycles>
    <meta:generator>Real_Office/6.2.3.2$Windows_x86 LibreOffice_project/b40a93cffb3080b9876e40c60e03703e9bd35612</meta:generator>
    <meta:document-statistic meta:object-count="39"/>
  </office:meta>
</office:document-meta>
</file>